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5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6"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7"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office:value-type="string">
            <text:p><text:s text:c="2"/>0.62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3"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4"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2" office:value-type="string">
            <text:p><text:s text:c="2"/>0.36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5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7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7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7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7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office:value-type="string">
            <text:p><text:s text:c="2"/>0.4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05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5T05:57:42</dc:date>
    <dc:creator>Michael Hanus</dc:creator>
    <meta:generator>OpenOffice.org/3.2$Linux OpenOffice.org_project/320m19$Build-9505</meta:generator>
    <meta:editing-duration>PT00H58M02S</meta:editing-duration>
    <meta:editing-cycles>9</meta:editing-cycles>
    <meta:document-statistic meta:table-count="1" meta:cell-count="1129" meta:object-count="0"/>
  </office:meta>
</office:document-meta>
</file>